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791" officeooo:paragraph-rsid="00079791"/>
    </style:style>
    <style:style style:name="P2" style:family="paragraph" style:parent-style-name="Standard">
      <style:text-properties officeooo:rsid="00079791" officeooo:paragraph-rsid="00095009"/>
    </style:style>
    <style:style style:name="P3" style:family="paragraph" style:parent-style-name="Standard">
      <style:text-properties officeooo:rsid="00079791" officeooo:paragraph-rsid="000af9b2"/>
    </style:style>
    <style:style style:name="P4" style:family="paragraph" style:parent-style-name="Standard">
      <style:text-properties officeooo:rsid="00079791" officeooo:paragraph-rsid="001381bc"/>
    </style:style>
    <style:style style:name="P5" style:family="paragraph" style:parent-style-name="Standard">
      <style:text-properties officeooo:rsid="00079791" officeooo:paragraph-rsid="00151635"/>
    </style:style>
    <style:style style:name="P6" style:family="paragraph" style:parent-style-name="Standard">
      <style:text-properties officeooo:rsid="00079791" officeooo:paragraph-rsid="001c4ed1"/>
    </style:style>
    <style:style style:name="P7" style:family="paragraph" style:parent-style-name="Standard">
      <style:text-properties officeooo:rsid="00079791" officeooo:paragraph-rsid="001ced0a"/>
    </style:style>
    <style:style style:name="P8" style:family="paragraph" style:parent-style-name="Standard">
      <style:text-properties officeooo:rsid="00079791" officeooo:paragraph-rsid="0024b93e"/>
    </style:style>
    <style:style style:name="P9" style:family="paragraph" style:parent-style-name="Standard">
      <style:text-properties officeooo:rsid="000e16b4" officeooo:paragraph-rsid="000e16b4"/>
    </style:style>
    <style:style style:name="P10" style:family="paragraph" style:parent-style-name="Standard">
      <style:text-properties officeooo:rsid="000e16b4" officeooo:paragraph-rsid="00151635"/>
    </style:style>
    <style:style style:name="P11" style:family="paragraph" style:parent-style-name="Standard">
      <style:text-properties officeooo:rsid="000e16b4" officeooo:paragraph-rsid="001c4ed1"/>
    </style:style>
    <style:style style:name="P12" style:family="paragraph" style:parent-style-name="Standard">
      <style:text-properties officeooo:rsid="000e16b4" officeooo:paragraph-rsid="0024b93e"/>
    </style:style>
    <style:style style:name="T1" style:family="text">
      <style:text-properties officeooo:rsid="00095009"/>
    </style:style>
    <style:style style:name="T2" style:family="text">
      <style:text-properties officeooo:rsid="000af9b2"/>
    </style:style>
    <style:style style:name="T3" style:family="text">
      <style:text-properties officeooo:rsid="000b3540"/>
    </style:style>
    <style:style style:name="T4" style:family="text">
      <style:text-properties officeooo:rsid="000c40fc"/>
    </style:style>
    <style:style style:name="T5" style:family="text">
      <style:text-properties officeooo:rsid="0011950f"/>
    </style:style>
    <style:style style:name="T6" style:family="text">
      <style:text-properties officeooo:rsid="001381bc"/>
    </style:style>
    <style:style style:name="T7" style:family="text">
      <style:text-properties officeooo:rsid="00151635"/>
    </style:style>
    <style:style style:name="T8" style:family="text">
      <style:text-properties officeooo:rsid="00167ab6"/>
    </style:style>
    <style:style style:name="T9" style:family="text">
      <style:text-properties officeooo:rsid="0016c426"/>
    </style:style>
    <style:style style:name="T10" style:family="text">
      <style:text-properties officeooo:rsid="00196a9d"/>
    </style:style>
    <style:style style:name="T11" style:family="text">
      <style:text-properties officeooo:rsid="001a62e2"/>
    </style:style>
    <style:style style:name="T12" style:family="text">
      <style:text-properties officeooo:rsid="001b5376"/>
    </style:style>
    <style:style style:name="T13" style:family="text">
      <style:text-properties officeooo:rsid="001c4ed1"/>
    </style:style>
    <style:style style:name="T14" style:family="text">
      <style:text-properties officeooo:rsid="001ec43a"/>
    </style:style>
    <style:style style:name="T15" style:family="text">
      <style:text-properties officeooo:rsid="001ec6fb"/>
    </style:style>
    <style:style style:name="T16" style:family="text">
      <style:text-properties officeooo:rsid="001f9bd2"/>
    </style:style>
    <style:style style:name="T17" style:family="text">
      <style:text-properties officeooo:rsid="0020a44d"/>
    </style:style>
    <style:style style:name="T18" style:family="text">
      <style:text-properties officeooo:rsid="0021ce83"/>
    </style:style>
    <style:style style:name="T19" style:family="text">
      <style:text-properties officeooo:rsid="0022a36e"/>
    </style:style>
    <style:style style:name="T20" style:family="text">
      <style:text-properties officeooo:rsid="00239e1d"/>
    </style:style>
    <style:style style:name="T21" style:family="text">
      <style:text-properties officeooo:rsid="0024b93e"/>
    </style:style>
    <style:style style:name="T22" style:family="text">
      <style:text-properties officeooo:rsid="00252000"/>
    </style:style>
    <style:style style:name="T23" style:family="text">
      <style:text-properties officeooo:rsid="002625ac"/>
    </style:style>
    <style:style style:name="T24" style:family="text">
      <style:text-properties officeooo:rsid="0027b684"/>
    </style:style>
    <style:style style:name="T25" style:family="text">
      <style:text-properties officeooo:rsid="002a2232"/>
    </style:style>
    <style:style style:name="T26" style:family="text">
      <style:text-properties officeooo:rsid="002acd3c"/>
    </style:style>
    <style:style style:name="T27" style:family="text">
      <style:text-properties officeooo:rsid="002c6e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e de la pierre (Grome)</text:p>
      <text:p text:style-name="P1">Dons</text:p>
      <text:p text:style-name="P1">Corps de pierre : le personnage gagne un bonus de 5 sur tous ses jets de sauvegarde.</text:p>
      <text:p text:style-name="P1">Prérequis : physique 3, élu de Grome.</text:p>
      <text:p text:style-name="P1">Imprégnation : 5 points d’âme.</text:p>
      <text:p text:style-name="P1"/>
      <text:p text:style-name="P1">Cœur de pierre : le personnage considère les rangs de peur comme un rang plus bas.</text:p>
      <text:p text:style-name="P1">Prérequis : volonté 3, élu de Grome.</text:p>
      <text:p text:style-name="P1">Imprégnation : 2 points d’âme.</text:p>
      <text:p text:style-name="P1"/>
      <text:p text:style-name="P2"><text:span text:style-name="T1">Œil </text:span>de pierre : le personnage, <text:span text:style-name="T1">lorsqu’il ceint son front d’une pierre précieuse, peut ignorer les illusions en dépensant un point d</text:span><text:span text:style-name="T10">e destinée</text:span><text:span text:style-name="T1">.</text:span></text:p>
      <text:p text:style-name="P2">Prérequis : <text:span text:style-name="T1">mental</text:span> 3, élu de Grome.</text:p>
      <text:p text:style-name="P2">Imprégnation : <text:span text:style-name="T1">3</text:span> points d’âme.</text:p>
      <text:p text:style-name="P2"/>
      <text:p text:style-name="P3">Â<text:span text:style-name="T2">me</text:span> de pierre : le personnage <text:span text:style-name="T3">sait toujours s’orienter dans le</text:span><text:span text:style-name="T4">s cavernes, grottes et tunnels </text:span><text:span text:style-name="T3">souterrain</text:span><text:span text:style-name="T4">s</text:span>.</text:p>
      <text:p text:style-name="P3">Prérequis : élu de Grome.</text:p>
      <text:p text:style-name="P3">Imprégnation : <text:span text:style-name="T3">1</text:span> points d’âme.</text:p>
      <text:p text:style-name="P1"/>
      <text:p text:style-name="P1">Tendances</text:p>
      <text:p text:style-name="P9"><text:span text:style-name="T5">Retour à la terre</text:span> : l’élu dédaigne les richesses accumulées et mène une vie fruste. <text:span text:style-name="T5">Il a tendance à rendre tout ce qu’il n’utilise pas directement à Grome.</text:span></text:p>
      <text:p text:style-name="P9"/>
      <text:p text:style-name="P9"/>
      <text:p text:style-name="P4">Voie de la <text:span text:style-name="T6">rivière</text:span> (<text:span text:style-name="T6">Straasha</text:span>)</text:p>
      <text:p text:style-name="P4">Dons</text:p>
      <text:p text:style-name="P5">Corps de la <text:span text:style-name="T6">rivière</text:span> : le personnage <text:span text:style-name="T7">peut une fois par jour déplacer un de ses dés d’action d’une phase</text:span>.</text:p>
      <text:p text:style-name="P4">Prérequis : <text:span text:style-name="T7">coordination</text:span> 3, élu de <text:span text:style-name="T7">Straasha</text:span>.</text:p>
      <text:p text:style-name="P4">Imprégnation : <text:span text:style-name="T7">7</text:span> points d’âme.</text:p>
      <text:p text:style-name="P4"/>
      <text:p text:style-name="P5">Cœur de la <text:span text:style-name="T6">rivière</text:span> : le personnage <text:span text:style-name="T7">peut une fois par jour gagner un bonus à sa défense égal à son rang d’aspect</text:span>.</text:p>
      <text:p text:style-name="P5">Prérequis : <text:span text:style-name="T7">coord</text:span><text:span text:style-name="T8">i</text:span><text:span text:style-name="T7">nation</text:span> 3, élu de <text:span text:style-name="T7">Straasha</text:span>.</text:p>
      <text:p text:style-name="P4">Imprégnation : <text:span text:style-name="T7">3</text:span> points d’âme.</text:p>
      <text:p text:style-name="P4"/>
      <text:p text:style-name="P5"><text:span text:style-name="T1">Œil </text:span>de la <text:span text:style-name="T6">rivière</text:span> : le personnage, <text:span text:style-name="T1">lorsqu’il ceint son front d’un </text:span><text:span text:style-name="T9">corail rare</text:span><text:span text:style-name="T1">, peut </text:span><text:span text:style-name="T9">lire les émotions</text:span><text:span text:style-name="T1"> en dépensant un </text:span><text:span text:style-name="T10">point de destinée</text:span><text:span text:style-name="T1">.</text:span></text:p>
      <text:p text:style-name="P5">Prérequis : <text:span text:style-name="T1">mental</text:span> 3, élu de <text:span text:style-name="T7">Straasha</text:span>.</text:p>
      <text:p text:style-name="P4">Imprégnation : <text:span text:style-name="T1">3</text:span> points d’âme.</text:p>
      <text:p text:style-name="P4"/>
      <text:p text:style-name="P5">Â<text:span text:style-name="T2">me</text:span> de la <text:span text:style-name="T6">rivière</text:span> : le personnage <text:span text:style-name="T3">sait toujours s’orienter </text:span><text:span text:style-name="T11">sous l’eau</text:span>.</text:p>
      <text:p text:style-name="P5">Prérequis : élu de <text:span text:style-name="T7">Straasha</text:span>.</text:p>
      <text:p text:style-name="P4">Imprégnation : <text:span text:style-name="T3">1</text:span> points d’âme.</text:p>
      <text:p text:style-name="P4"/>
      <text:p text:style-name="P4">Tendances</text:p>
      <text:p text:style-name="P10"><text:span text:style-name="T12">Vie en mouvement</text:span> : l’élu <text:span text:style-name="T12">n’aime pas se fixer et souhaite vagabonder comme l’eau coulant sur la terre</text:span><text:span text:style-name="T5">.</text:span></text:p>
      <text:p text:style-name="P10"/>
      <text:p text:style-name="P10"/>
      <text:p text:style-name="P10"/>
      <text:p text:style-name="P10"><text:soft-page-break/></text:p>
      <text:p text:style-name="P6">Voie d<text:span text:style-name="T13">u vent</text:span> (<text:span text:style-name="T13">Lassa</text:span>)</text:p>
      <text:p text:style-name="P6">Dons</text:p>
      <text:p text:style-name="P6">Corps d<text:span text:style-name="T13">u vent</text:span> : le personnage <text:span text:style-name="T14">peut, une fois par jour, augmenter sa vitesse de base de son rang d’aspect pendant une minute</text:span>.</text:p>
      <text:p text:style-name="P7">Prérequis : <text:span text:style-name="T7">coordination</text:span> 3, élu de <text:span text:style-name="T13">Lassa</text:span>.</text:p>
      <text:p text:style-name="P6">Imprégnation : <text:span text:style-name="T15">4</text:span> points d’âme.</text:p>
      <text:p text:style-name="P6"/>
      <text:p text:style-name="P6">Cœur d<text:span text:style-name="T13">u vent</text:span> : <text:span text:style-name="T16">le personnage peut dépenser un point de destinée pour ne pas avoir besoin de resprirer pendant une minute.</text:span></text:p>
      <text:p text:style-name="P7">Prérequis : élu de <text:span text:style-name="T13">Lassa</text:span>.</text:p>
      <text:p text:style-name="P6">Imprégnation : <text:span text:style-name="T16">2</text:span> points d’âme.</text:p>
      <text:p text:style-name="P6"/>
      <text:p text:style-name="P6"><text:span text:style-name="T1">Œil </text:span>d<text:span text:style-name="T13">u vent</text:span> : le personnage, <text:span text:style-name="T1">lorsqu’il ceint son front d’un</text:span><text:span text:style-name="T17">e élégante plume</text:span><text:span text:style-name="T1">, peut </text:span><text:span text:style-name="T9">lire les </text:span><text:span text:style-name="T17">pensées superficielles</text:span><text:span text:style-name="T1"> en dépensant un </text:span><text:span text:style-name="T10">point de destinée</text:span><text:span text:style-name="T1">.</text:span></text:p>
      <text:p text:style-name="P7">Prérequis : <text:span text:style-name="T1">mental</text:span> 3, élu de <text:span text:style-name="T13">Lassa</text:span>.</text:p>
      <text:p text:style-name="P6">Imprégnation : <text:span text:style-name="T18">7</text:span> points d’âme.</text:p>
      <text:p text:style-name="P6"/>
      <text:p text:style-name="P6">Â<text:span text:style-name="T2">me</text:span> d<text:span text:style-name="T13">u vent</text:span> : le personnage <text:span text:style-name="T19">peut, une fois par semaine, courir sur un mur pendant une minute.</text:span></text:p>
      <text:p text:style-name="P7">Prérequis : élu de <text:span text:style-name="T13">Lassa</text:span>.</text:p>
      <text:p text:style-name="P6">Imprégnation : <text:span text:style-name="T19">3</text:span> points d’âme.</text:p>
      <text:p text:style-name="P6"/>
      <text:p text:style-name="P6">Tendances</text:p>
      <text:p text:style-name="P11"><text:span text:style-name="T20">Partage</text:span> : <text:span text:style-name="T20">tel le vent qui souffle pour tous, </text:span>l’élu <text:span text:style-name="T20">a besoin d’énseigner ce qu’il sait faire à d’autres, même à ceux ne méritant que son mépris</text:span><text:span text:style-name="T5">.</text:span></text:p>
      <text:p text:style-name="P11"/>
      <text:p text:style-name="P8">Voie d<text:span text:style-name="T13">u </text:span><text:span text:style-name="T21">feu</text:span> (<text:span text:style-name="T21">Kakatal</text:span>)</text:p>
      <text:p text:style-name="P8">Dons</text:p>
      <text:p text:style-name="P8">Corps d<text:span text:style-name="T21">e feu</text:span> : le personnage <text:span text:style-name="T21">réduit tous les dégâts de feu qu’il reçoit</text:span>.</text:p>
      <text:p text:style-name="P8">Prérequis : <text:span text:style-name="T21">physique</text:span> 3, élu de <text:span text:style-name="T21">Kakatal</text:span>.</text:p>
      <text:p text:style-name="P8">Imprégnation : <text:span text:style-name="T21">3</text:span> points d’âme : r<text:span text:style-name="T21">éduction de 5 </text:span>; <text:span text:style-name="T21">5 points d’âme : réduction de 10 ; 10 points d’âme : réduction de 15</text:span>.</text:p>
      <text:p text:style-name="P8"/>
      <text:p text:style-name="P8">Cœur d<text:span text:style-name="T21">e feu</text:span> : <text:span text:style-name="T16">le personnage peut dépenser un point de destinée pour </text:span><text:span text:style-name="T22">réussir automatiquement un jet de peur</text:span><text:span text:style-name="T16">.</text:span></text:p>
      <text:p text:style-name="P8">Prérequis : <text:span text:style-name="T24">volonté 3, </text:span>élu de <text:span text:style-name="T21">Kakatal</text:span>.</text:p>
      <text:p text:style-name="P8">Imprégnation : <text:span text:style-name="T22">3</text:span> points d’âme.</text:p>
      <text:p text:style-name="P8"/>
      <text:p text:style-name="P8"><text:span text:style-name="T1">Œil </text:span>d<text:span text:style-name="T21">e feu</text:span> : le personnage, <text:span text:style-name="T1">lorsqu’il ceint son front d’un</text:span><text:span text:style-name="T23">e boite contenant une braise ardente</text:span><text:span text:style-name="T1">, peut </text:span><text:span text:style-name="T23">détecter la présence du surnaturel</text:span><text:span text:style-name="T1"> en dépensant un </text:span><text:span text:style-name="T10">point de destinée</text:span><text:span text:style-name="T1">.</text:span></text:p>
      <text:p text:style-name="P8">Prérequis : <text:span text:style-name="T1">mental</text:span> 3, élu de <text:span text:style-name="T21">Kakatal</text:span>.</text:p>
      <text:p text:style-name="P8">Imprégnation : <text:span text:style-name="T25">10</text:span> points d’âme.</text:p>
      <text:p text:style-name="P8"/>
      <text:p text:style-name="P8">Â<text:span text:style-name="T2">me</text:span> d<text:span text:style-name="T21">e feu</text:span> : le personnage <text:span text:style-name="T19">peut, une fois par semaine, </text:span><text:span text:style-name="T27">pénétrer dans un feu intense en en ignorant les effets</text:span><text:span text:style-name="T19">.</text:span></text:p>
      <text:p text:style-name="P8">Prérequis : élu de <text:span text:style-name="T21">Kakatal</text:span>.</text:p>
      <text:p text:style-name="P8">Imprégnation : <text:span text:style-name="T27">7</text:span> points d’âme.</text:p>
      <text:p text:style-name="P8"/>
      <text:p text:style-name="P8">Tendances</text:p>
      <text:p text:style-name="P12"><text:span text:style-name="T20">P</text:span><text:span text:style-name="T26">yroman</text:span><text:span text:style-name="T20">e</text:span> : <text:span text:style-name="T26">le monde n’est jamais aussi beau que lorsqu’il brûle</text:span><text:span text:style-name="T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2:12:28.958089574</meta:creation-date>
    <meta:generator>LibreOffice/7.6.6.3$Linux_X86_64 LibreOffice_project/60$Build-3</meta:generator>
    <dc:date>2024-04-25T14:14:51.678117744</dc:date>
    <meta:editing-duration>PT2H2M8S</meta:editing-duration>
    <meta:editing-cycles>32</meta:editing-cycles>
    <meta:document-statistic meta:table-count="0" meta:image-count="0" meta:object-count="0" meta:page-count="2" meta:paragraph-count="64" meta:word-count="632" meta:character-count="3512" meta:non-whitespace-character-count="2944"/>
  </office:meta>
</office:document-meta>
</file>